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3638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7FB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3638D"/>
    </style:style>
    <style:style style:name="ce5" style:family="table-cell" style:parent-style-name="Default" style:data-style-name="N0">
      <style:table-cell-properties fo:background-color="#007FB6"/>
    </style:style>
    <style:style style:name="ce6" style:family="table-cell" style:parent-style-name="Default" style:data-style-name="N0">
      <style:table-cell-properties style:vertical-align="automatic" fo:background-color="#007FB6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fo:background-color="#03638D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03638D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03638D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automatic" fo:background-color="#007FB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7FB6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007FB6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3638D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2pt" style:use-optimal-row-height="false" fo:break-before="auto"/>
    </style:style>
    <style:style style:name="ro6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in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TEAM</text:p>
          </table:table-cell>
          <table:table-cell office:value-type="string" table:style-name="ce3">
            <text:p>STF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6">
            <text:p>Sean Ryan</text:p>
          </table:table-cell>
          <table:table-cell table:style-name="ce4"/>
          <table:table-cell office:value-type="string" table:style-name="ce6">
            <text:p>Alex Darwin</text:p>
          </table:table-cell>
          <table:table-cell table:style-name="ce4"/>
          <table:table-cell office:value-type="string" table:style-name="ce6">
            <text:p>Ben Johnson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4"/>
          <table:table-cell office:value-type="string" table:style-name="ce3">
            <text:p>HOURS</text:p>
          </table:table-cell>
          <table:table-cell table:style-name="ce4"/>
          <table:table-cell office:value-type="string" table:style-name="ce3">
            <text:p>HOUR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" table:formula="of:=SUM([Sean_Ryan.J4])" table:style-name="ce6">
            <text:p>1</text:p>
          </table:table-cell>
          <table:table-cell table:style-name="ce4"/>
          <table:table-cell office:value-type="float" office:value="1" table:formula="of:=SUM([Alex_Darwin.J4])" table:style-name="ce6">
            <text:p>1</text:p>
          </table:table-cell>
          <table:table-cell table:style-name="ce4"/>
          <table:table-cell office:value-type="float" office:value="35" table:formula="of:=VALUE([Ben_Johnson.J4])" table:style-name="ce6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2" table:formula="of:=SUM([Sean_Ryan.J7])" table:style-name="ce6">
            <text:p>2</text:p>
          </table:table-cell>
          <table:table-cell table:style-name="ce4"/>
          <table:table-cell office:value-type="float" office:value="1" table:formula="of:=SUM([Alex_Darwin.J7])" table:style-name="ce6">
            <text:p>1</text:p>
          </table:table-cell>
          <table:table-cell table:style-name="ce4"/>
          <table:table-cell office:value-type="float" office:value="33" table:formula="of:=SUM([Ben_Johnson.J7])" table:style-name="ce6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3" table:formula="of:=SUM([Sean_Ryan.J10])" table:style-name="ce6">
            <text:p>3</text:p>
          </table:table-cell>
          <table:table-cell table:style-name="ce4"/>
          <table:table-cell office:value-type="float" office:value="4" table:formula="of:=SUM([Alex_Darwin.J10])" table:style-name="ce6">
            <text:p>4</text:p>
          </table:table-cell>
          <table:table-cell table:style-name="ce4"/>
          <table:table-cell office:value-type="float" office:value="24" table:formula="of:=SUM([Ben_Johnson.J10])" table:style-name="ce6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0" table:formula="of:=SUM([Sean_Ryan.J13])" table:style-name="ce6">
            <text:p>0</text:p>
          </table:table-cell>
          <table:table-cell table:style-name="ce4"/>
          <table:table-cell office:value-type="float" office:value="0" table:formula="of:=SUM([Alex_Darwin.J13])" table:style-name="ce6">
            <text:p>0</text:p>
          </table:table-cell>
          <table:table-cell table:style-name="ce4"/>
          <table:table-cell office:value-type="float" office:value="16" table:formula="of:=SUM([Ben_Johnson.J13])" table:style-name="ce6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0" table:formula="of:=SUM([Sean_Ryan.J16])" table:style-name="ce6">
            <text:p>0</text:p>
          </table:table-cell>
          <table:table-cell table:style-name="ce4"/>
          <table:table-cell office:value-type="float" office:value="0" table:formula="of:=SUM([Alex_Darwin.J16])" table:style-name="ce6">
            <text:p>0</text:p>
          </table:table-cell>
          <table:table-cell table:style-name="ce4"/>
          <table:table-cell office:value-type="float" office:value="0" table:formula="of:=SUM([Ben_Johnson.J16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0" table:formula="of:=SUM([Sean_Ryan.J19])" table:style-name="ce6">
            <text:p>0</text:p>
          </table:table-cell>
          <table:table-cell table:style-name="ce4"/>
          <table:table-cell office:value-type="float" office:value="0" table:formula="of:=SUM([Alex_Darwin.J19])" table:style-name="ce6">
            <text:p>0</text:p>
          </table:table-cell>
          <table:table-cell table:style-name="ce4"/>
          <table:table-cell office:value-type="float" office:value="0" table:formula="of:=SUM([Ben_Johnson.J19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0" table:formula="of:=SUM([Sean_Ryan.J22])" table:style-name="ce6">
            <text:p>0</text:p>
          </table:table-cell>
          <table:table-cell table:style-name="ce4"/>
          <table:table-cell office:value-type="float" office:value="0" table:formula="of:=SUM([Alex_Darwin.J22])" table:style-name="ce6">
            <text:p>0</text:p>
          </table:table-cell>
          <table:table-cell table:style-name="ce4"/>
          <table:table-cell office:value-type="float" office:value="0" table:formula="of:=SUM([Ben_Johnson.J22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0" table:formula="of:=SUM([Sean_Ryan.J25])" table:style-name="ce6">
            <text:p>0</text:p>
          </table:table-cell>
          <table:table-cell table:style-name="ce4"/>
          <table:table-cell office:value-type="float" office:value="0" table:formula="of:=SUM([Alex_Darwin.J25])" table:style-name="ce6">
            <text:p>0</text:p>
          </table:table-cell>
          <table:table-cell table:style-name="ce4"/>
          <table:table-cell office:value-type="float" office:value="0" table:formula="of:=SUM([Ben_Johnson.J25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9</text:p>
          </table:table-cell>
          <table:table-cell office:value-type="float" office:value="0" table:formula="of:=SUM([Sean_Ryan.J28])" table:style-name="ce6">
            <text:p>0</text:p>
          </table:table-cell>
          <table:table-cell table:style-name="ce4"/>
          <table:table-cell office:value-type="float" office:value="0" table:formula="of:=SUM([Alex_Darwin.J28])" table:style-name="ce6">
            <text:p>0</text:p>
          </table:table-cell>
          <table:table-cell table:style-name="ce4"/>
          <table:table-cell office:value-type="float" office:value="0" table:formula="of:=SUM([Ben_Johnson.J28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0</text:p>
          </table:table-cell>
          <table:table-cell office:value-type="float" office:value="0" table:formula="of:=SUM([Sean_Ryan.J31])" table:style-name="ce6">
            <text:p>0</text:p>
          </table:table-cell>
          <table:table-cell table:style-name="ce4"/>
          <table:table-cell office:value-type="float" office:value="0" table:formula="of:=SUM([Alex_Darwin.J31])" table:style-name="ce6">
            <text:p>0</text:p>
          </table:table-cell>
          <table:table-cell table:style-name="ce4"/>
          <table:table-cell office:value-type="float" office:value="0" table:formula="of:=SUM([Ben_Johnson.J31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1</text:p>
          </table:table-cell>
          <table:table-cell office:value-type="float" office:value="0" table:formula="of:=SUM([Sean_Ryan.J34])" table:style-name="ce6">
            <text:p>0</text:p>
          </table:table-cell>
          <table:table-cell table:style-name="ce4"/>
          <table:table-cell office:value-type="float" office:value="0" table:formula="of:=SUM([Alex_Darwin.J34])" table:style-name="ce6">
            <text:p>0</text:p>
          </table:table-cell>
          <table:table-cell table:style-name="ce4"/>
          <table:table-cell office:value-type="float" office:value="0" table:formula="of:=SUM([Ben_Johnson.J34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2</text:p>
          </table:table-cell>
          <table:table-cell office:value-type="float" office:value="0" table:formula="of:=SUM([Sean_Ryan.J37])" table:style-name="ce6">
            <text:p>0</text:p>
          </table:table-cell>
          <table:table-cell table:style-name="ce4"/>
          <table:table-cell office:value-type="float" office:value="0" table:formula="of:=SUM([Alex_Darwin.J37])" table:style-name="ce6">
            <text:p>0</text:p>
          </table:table-cell>
          <table:table-cell table:style-name="ce4"/>
          <table:table-cell office:value-type="float" office:value="0" table:formula="of:=SUM([Ben_Johnson.J37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3</text:p>
          </table:table-cell>
          <table:table-cell office:value-type="float" office:value="0" table:formula="of:=SUM([Sean_Ryan.J40])" table:style-name="ce6">
            <text:p>0</text:p>
          </table:table-cell>
          <table:table-cell table:style-name="ce4"/>
          <table:table-cell office:value-type="float" office:value="0" table:formula="of:=SUM([Alex_Darwin.J40])" table:style-name="ce6">
            <text:p>0</text:p>
          </table:table-cell>
          <table:table-cell table:style-name="ce4"/>
          <table:table-cell office:value-type="float" office:value="0" table:formula="of:=SUM([Ben_Johnson.J40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6" table:formula="of:=SUM([.B4:.B16])" table:style-name="ce6">
            <text:p>6</text:p>
          </table:table-cell>
          <table:table-cell table:style-name="ce4"/>
          <table:table-cell office:value-type="float" office:value="6" table:formula="of:=SUM([.D4:.D16])" table:style-name="ce6">
            <text:p>6</text:p>
          </table:table-cell>
          <table:table-cell table:style-name="ce4"/>
          <table:table-cell office:value-type="float" office:value="108" table:formula="of:=SUM([.F4:.F16])" table:style-name="ce6">
            <text:p>108</text:p>
          </table:table-cell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7"/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  <table:table table:name="Ben_Johnson" table:style-name="ta1">
        <table:table-column table:style-name="co7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5" table:number-columns-repeated="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BEN JOHNSO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8">
            <text:p>03/12/18</text:p>
          </table:table-cell>
          <table:table-cell office:value-type="date" office:date-value="2018-03-13T00:00:00" table:style-name="ce8">
            <text:p>03/13/18</text:p>
          </table:table-cell>
          <table:table-cell office:value-type="date" office:date-value="2018-03-14T00:00:00" table:style-name="ce8">
            <text:p>03/14/18</text:p>
          </table:table-cell>
          <table:table-cell office:value-type="date" office:date-value="2018-03-15T00:00:00" table:style-name="ce8">
            <text:p>03/15/18</text:p>
          </table:table-cell>
          <table:table-cell office:value-type="date" office:date-value="2018-03-16T00:00:00" table:style-name="ce8">
            <text:p>03/16/18</text:p>
          </table:table-cell>
          <table:table-cell office:value-type="date" office:date-value="2018-03-17T00:00:00" table:style-name="ce8">
            <text:p>03/17/18</text:p>
          </table:table-cell>
          <table:table-cell office:value-type="date" office:date-value="2018-03-18T00:00:00" table:style-name="ce8">
            <text:p>03/18/18</text:p>
          </table:table-cell>
          <table:table-cell table:style-name="ce9"/>
          <table:table-cell table:number-columns-repeated="16374"/>
        </table:table-row>
        <table:table-row table:style-name="ro3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2">
            <text:p>HOURS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" table:formula="of:=SUM([.C4:.I4])" table:style-name="ce2">
            <text:p>35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1">
            <text:p>03/19/18</text:p>
          </table:table-cell>
          <table:table-cell office:value-type="date" office:date-value="2018-03-20T00:00:00" table:style-name="ce11">
            <text:p>03/20/18</text:p>
          </table:table-cell>
          <table:table-cell office:value-type="date" office:date-value="2018-03-21T00:00:00" table:style-name="ce11">
            <text:p>03/21/18</text:p>
          </table:table-cell>
          <table:table-cell office:value-type="date" office:date-value="2018-03-22T00:00:00" table:style-name="ce11">
            <text:p>03/22/18</text:p>
          </table:table-cell>
          <table:table-cell office:value-type="date" office:date-value="2018-03-23T00:00:00" table:style-name="ce11">
            <text:p>03/23/18</text:p>
          </table:table-cell>
          <table:table-cell office:value-type="date" office:date-value="2018-03-24T00:00:00" table:style-name="ce11">
            <text:p>03/24/18</text:p>
          </table:table-cell>
          <table:table-cell office:value-type="date" office:date-value="2018-03-25T00:00:00" table:style-name="ce11">
            <text:p>03/25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3">
            <text:p>HOURS</text:p>
          </table:table-cell>
          <table:table-cell office:value-type="float" office:value="8" table:style-name="ce13">
            <text:p>8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3" table:formula="of:=SUM([.C7:.I7])" table:style-name="ce3">
            <text:p>33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8">
            <text:p>03/26/18</text:p>
          </table:table-cell>
          <table:table-cell office:value-type="date" office:date-value="2018-03-27T00:00:00" table:style-name="ce8">
            <text:p>03/27/18</text:p>
          </table:table-cell>
          <table:table-cell office:value-type="date" office:date-value="2018-03-28T00:00:00" table:style-name="ce8">
            <text:p>03/28/18</text:p>
          </table:table-cell>
          <table:table-cell office:value-type="date" office:date-value="2018-03-29T00:00:00" table:style-name="ce8">
            <text:p>03/29/18</text:p>
          </table:table-cell>
          <table:table-cell office:value-type="date" office:date-value="2018-03-30T00:00:00" table:style-name="ce8">
            <text:p>03/30/18</text:p>
          </table:table-cell>
          <table:table-cell office:value-type="date" office:date-value="2018-03-31T00:00:00" table:style-name="ce8">
            <text:p>03/31/18</text:p>
          </table:table-cell>
          <table:table-cell office:value-type="date" office:date-value="2018-04-01T00:00:00" table:style-name="ce8">
            <text:p>04/01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2">
            <text:p>HOURS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" table:formula="of:=SUM([.C10:.I10])" table:style-name="ce2">
            <text:p>24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1">
            <text:p>04/02/18</text:p>
          </table:table-cell>
          <table:table-cell office:value-type="date" office:date-value="2018-04-03T00:00:00" table:style-name="ce11">
            <text:p>04/03/18</text:p>
          </table:table-cell>
          <table:table-cell office:value-type="date" office:date-value="2018-04-04T00:00:00" table:style-name="ce11">
            <text:p>04/04/18</text:p>
          </table:table-cell>
          <table:table-cell office:value-type="date" office:date-value="2018-04-05T00:00:00" table:style-name="ce11">
            <text:p>04/05/18</text:p>
          </table:table-cell>
          <table:table-cell office:value-type="date" office:date-value="2018-04-06T00:00:00" table:style-name="ce11">
            <text:p>04/06/18</text:p>
          </table:table-cell>
          <table:table-cell office:value-type="date" office:date-value="2018-04-07T00:00:00" table:style-name="ce11">
            <text:p>04/07/18</text:p>
          </table:table-cell>
          <table:table-cell office:value-type="date" office:date-value="2018-04-08T00:00:00" table:style-name="ce11">
            <text:p>04/08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3">
            <text:p>HOURS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4" table:style-name="ce13"/>
          <table:table-cell office:value-type="float" office:value="16" table:formula="of:=SUM([.C13:.I13])" table:style-name="ce3">
            <text:p>16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14"/>
          <table:table-cell office:value-type="date" office:date-value="2018-04-09T00:00:00" table:style-name="ce8">
            <text:p>04/09/18</text:p>
          </table:table-cell>
          <table:table-cell office:value-type="date" office:date-value="2018-04-10T00:00:00" table:style-name="ce8">
            <text:p>04/10/18</text:p>
          </table:table-cell>
          <table:table-cell office:value-type="date" office:date-value="2018-04-11T00:00:00" table:style-name="ce8">
            <text:p>04/11/18</text:p>
          </table:table-cell>
          <table:table-cell office:value-type="date" office:date-value="2018-04-12T00:00:00" table:style-name="ce8">
            <text:p>04/12/18</text:p>
          </table:table-cell>
          <table:table-cell office:value-type="date" office:date-value="2018-04-13T00:00:00" table:style-name="ce8">
            <text:p>04/13/18</text:p>
          </table:table-cell>
          <table:table-cell office:value-type="date" office:date-value="2018-04-14T00:00:00" table:style-name="ce8">
            <text:p>04/14/18</text:p>
          </table:table-cell>
          <table:table-cell office:value-type="date" office:date-value="2018-04-15T00:00:00" table:style-name="ce8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16:.I16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1">
            <text:p>04/16/18</text:p>
          </table:table-cell>
          <table:table-cell office:value-type="date" office:date-value="2018-04-17T00:00:00" table:style-name="ce11">
            <text:p>04/17/18</text:p>
          </table:table-cell>
          <table:table-cell office:value-type="date" office:date-value="2018-04-18T00:00:00" table:style-name="ce11">
            <text:p>04/18/18</text:p>
          </table:table-cell>
          <table:table-cell office:value-type="date" office:date-value="2018-04-19T00:00:00" table:style-name="ce11">
            <text:p>04/19/18</text:p>
          </table:table-cell>
          <table:table-cell office:value-type="date" office:date-value="2018-04-20T00:00:00" table:style-name="ce11">
            <text:p>04/20/18</text:p>
          </table:table-cell>
          <table:table-cell office:value-type="date" office:date-value="2018-04-21T00:00:00" table:style-name="ce11">
            <text:p>04/21/18</text:p>
          </table:table-cell>
          <table:table-cell office:value-type="date" office:date-value="2018-04-22T00:00:00" table:style-name="ce11">
            <text:p>04/22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9:.I19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8">
            <text:p>04/23/18</text:p>
          </table:table-cell>
          <table:table-cell office:value-type="date" office:date-value="2018-04-24T00:00:00" table:style-name="ce8">
            <text:p>04/24/18</text:p>
          </table:table-cell>
          <table:table-cell office:value-type="date" office:date-value="2018-04-25T00:00:00" table:style-name="ce8">
            <text:p>04/25/18</text:p>
          </table:table-cell>
          <table:table-cell office:value-type="date" office:date-value="2018-04-26T00:00:00" table:style-name="ce8">
            <text:p>04/26/18</text:p>
          </table:table-cell>
          <table:table-cell office:value-type="date" office:date-value="2018-04-27T00:00:00" table:style-name="ce8">
            <text:p>04/27/18</text:p>
          </table:table-cell>
          <table:table-cell office:value-type="date" office:date-value="2018-04-28T00:00:00" table:style-name="ce8">
            <text:p>04/28/18</text:p>
          </table:table-cell>
          <table:table-cell office:value-type="date" office:date-value="2018-04-29T00:00:00" table:style-name="ce8">
            <text:p>04/29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22:.I22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1">
            <text:p>04/30/18</text:p>
          </table:table-cell>
          <table:table-cell office:value-type="date" office:date-value="2018-05-01T00:00:00" table:style-name="ce11">
            <text:p>05/01/18</text:p>
          </table:table-cell>
          <table:table-cell office:value-type="date" office:date-value="2018-05-02T00:00:00" table:style-name="ce11">
            <text:p>05/02/18</text:p>
          </table:table-cell>
          <table:table-cell office:value-type="date" office:date-value="2018-05-03T00:00:00" table:style-name="ce11">
            <text:p>05/03/18</text:p>
          </table:table-cell>
          <table:table-cell office:value-type="date" office:date-value="2018-05-04T00:00:00" table:style-name="ce11">
            <text:p>05/04/18</text:p>
          </table:table-cell>
          <table:table-cell office:value-type="date" office:date-value="2018-05-05T00:00:00" table:style-name="ce11">
            <text:p>05/05/18</text:p>
          </table:table-cell>
          <table:table-cell office:value-type="date" office:date-value="2018-05-06T00:00:00" table:style-name="ce11">
            <text:p>05/06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25:.I25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8">
            <text:p>05/07/18</text:p>
          </table:table-cell>
          <table:table-cell office:value-type="date" office:date-value="2018-05-08T00:00:00" table:style-name="ce8">
            <text:p>05/08/18</text:p>
          </table:table-cell>
          <table:table-cell office:value-type="date" office:date-value="2018-05-09T00:00:00" table:style-name="ce8">
            <text:p>05/09/18</text:p>
          </table:table-cell>
          <table:table-cell office:value-type="date" office:date-value="2018-05-10T00:00:00" table:style-name="ce8">
            <text:p>05/10/18</text:p>
          </table:table-cell>
          <table:table-cell office:value-type="date" office:date-value="2018-05-11T00:00:00" table:style-name="ce8">
            <text:p>05/11/18</text:p>
          </table:table-cell>
          <table:table-cell office:value-type="date" office:date-value="2018-05-12T00:00:00" table:style-name="ce8">
            <text:p>05/12/18</text:p>
          </table:table-cell>
          <table:table-cell office:value-type="date" office:date-value="2018-05-13T00:00:00" table:style-name="ce8">
            <text:p>05/13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28:.I28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1">
            <text:p>05/14/18</text:p>
          </table:table-cell>
          <table:table-cell office:value-type="date" office:date-value="2018-05-15T00:00:00" table:style-name="ce11">
            <text:p>05/15/18</text:p>
          </table:table-cell>
          <table:table-cell office:value-type="date" office:date-value="2018-05-16T00:00:00" table:style-name="ce11">
            <text:p>05/16/18</text:p>
          </table:table-cell>
          <table:table-cell office:value-type="date" office:date-value="2018-05-17T00:00:00" table:style-name="ce11">
            <text:p>05/17/18</text:p>
          </table:table-cell>
          <table:table-cell office:value-type="date" office:date-value="2018-05-18T00:00:00" table:style-name="ce11">
            <text:p>05/18/18</text:p>
          </table:table-cell>
          <table:table-cell office:value-type="date" office:date-value="2018-05-19T00:00:00" table:style-name="ce11">
            <text:p>05/19/18</text:p>
          </table:table-cell>
          <table:table-cell office:value-type="date" office:date-value="2018-05-20T00:00:00" table:style-name="ce11">
            <text:p>05/20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21T00:00:00" table:style-name="ce8">
            <text:p>05/21/18</text:p>
          </table:table-cell>
          <table:table-cell office:value-type="date" office:date-value="2018-05-22T00:00:00" table:style-name="ce8">
            <text:p>05/22/18</text:p>
          </table:table-cell>
          <table:table-cell office:value-type="date" office:date-value="2018-05-23T00:00:00" table:style-name="ce8">
            <text:p>05/23/18</text:p>
          </table:table-cell>
          <table:table-cell office:value-type="date" office:date-value="2018-05-24T00:00:00" table:style-name="ce8">
            <text:p>05/24/18</text:p>
          </table:table-cell>
          <table:table-cell office:value-type="date" office:date-value="2018-05-25T00:00:00" table:style-name="ce8">
            <text:p>05/25/18</text:p>
          </table:table-cell>
          <table:table-cell office:value-type="date" office:date-value="2018-05-26T00:00:00" table:style-name="ce8">
            <text:p>05/26/18</text:p>
          </table:table-cell>
          <table:table-cell office:value-type="date" office:date-value="2018-05-27T00:00:00" table:style-name="ce8">
            <text:p>05/27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34:.I34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28T00:00:00" table:style-name="ce11">
            <text:p>05/28/18</text:p>
          </table:table-cell>
          <table:table-cell office:value-type="date" office:date-value="2018-05-29T00:00:00" table:style-name="ce11">
            <text:p>05/29/18</text:p>
          </table:table-cell>
          <table:table-cell office:value-type="date" office:date-value="2018-05-30T00:00:00" table:style-name="ce11">
            <text:p>05/30/18</text:p>
          </table:table-cell>
          <table:table-cell office:value-type="date" office:date-value="2018-05-31T00:00:00" table:style-name="ce11">
            <text:p>05/31/18</text:p>
          </table:table-cell>
          <table:table-cell office:value-type="date" office:date-value="2018-06-01T00:00:00" table:style-name="ce11">
            <text:p>06/01/18</text:p>
          </table:table-cell>
          <table:table-cell office:value-type="date" office:date-value="2018-06-02T00:00:00" table:style-name="ce11">
            <text:p>06/02/18</text:p>
          </table:table-cell>
          <table:table-cell office:value-type="date" office:date-value="2018-06-03T00:00:00" table:style-name="ce11">
            <text:p>06/03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7:.I37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6-04T00:00:00" table:style-name="ce8">
            <text:p>06/04/18</text:p>
          </table:table-cell>
          <table:table-cell office:value-type="date" office:date-value="2018-06-05T00:00:00" table:style-name="ce8">
            <text:p>06/05/18</text:p>
          </table:table-cell>
          <table:table-cell office:value-type="date" office:date-value="2018-06-06T00:00:00" table:style-name="ce8">
            <text:p>06/06/18</text:p>
          </table:table-cell>
          <table:table-cell office:value-type="date" office:date-value="2018-06-07T00:00:00" table:style-name="ce8">
            <text:p>06/07/18</text:p>
          </table:table-cell>
          <table:table-cell office:value-type="date" office:date-value="2018-06-08T00:00:00" table:style-name="ce8">
            <text:p>06/08/18</text:p>
          </table:table-cell>
          <table:table-cell office:value-type="date" office:date-value="2018-06-09T00:00:00" table:style-name="ce8">
            <text:p>06/09/18</text:p>
          </table:table-cell>
          <table:table-cell office:value-type="date" office:date-value="2018-06-10T00:00:00" table:style-name="ce8">
            <text:p>06/10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40:.I40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6-11T00:00:00" table:style-name="ce11">
            <text:p>06/11/18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4</text:p>
          </table:table-cell>
          <table:table-cell office:value-type="string" table:style-name="ce11">
            <text:p>MONDAY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6"/>
          <table:table-cell table:number-columns-repeated="7" table:style-name="ce4"/>
          <table:table-cell table:number-columns-repeated="16374"/>
        </table:table-row>
        <table:table-row table:number-rows-repeated="1048533" table:style-name="ro2">
          <table:table-cell table:number-columns-repeated="16384"/>
        </table:table-row>
      </table:table>
      <table:table table:name="Sean_Ryan" table:style-name="ta1">
        <table:table-column table:style-name="co9" table:default-cell-style-name="ce1"/>
        <table:table-column table:style-name="co5" table:number-columns-repeated="3" table:default-cell-style-name="ce1"/>
        <table:table-column table:style-name="co10" table:default-cell-style-name="ce1"/>
        <table:table-column table:style-name="co5" table:number-columns-repeated="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SEAN RYA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8">
            <text:p>03/12/18</text:p>
          </table:table-cell>
          <table:table-cell office:value-type="date" office:date-value="2018-03-13T00:00:00" table:style-name="ce8">
            <text:p>03/13/18</text:p>
          </table:table-cell>
          <table:table-cell office:value-type="date" office:date-value="2018-03-14T00:00:00" table:style-name="ce8">
            <text:p>03/14/18</text:p>
          </table:table-cell>
          <table:table-cell office:value-type="date" office:date-value="2018-03-15T00:00:00" table:style-name="ce8">
            <text:p>03/15/18</text:p>
          </table:table-cell>
          <table:table-cell office:value-type="date" office:date-value="2018-03-16T00:00:00" table:style-name="ce8">
            <text:p>03/16/18</text:p>
          </table:table-cell>
          <table:table-cell office:value-type="date" office:date-value="2018-03-17T00:00:00" table:style-name="ce8">
            <text:p>03/17/18</text:p>
          </table:table-cell>
          <table:table-cell office:value-type="date" office:date-value="2018-03-18T00:00:00" table:style-name="ce8">
            <text:p>03/18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5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formula="of:=SUM([.C4:.I4])" table:style-name="ce2">
            <text:p>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1">
            <text:p>03/19/18</text:p>
          </table:table-cell>
          <table:table-cell office:value-type="date" office:date-value="2018-03-20T00:00:00" table:style-name="ce11">
            <text:p>03/20/18</text:p>
          </table:table-cell>
          <table:table-cell office:value-type="date" office:date-value="2018-03-21T00:00:00" table:style-name="ce11">
            <text:p>03/21/18</text:p>
          </table:table-cell>
          <table:table-cell office:value-type="date" office:date-value="2018-03-22T00:00:00" table:style-name="ce11">
            <text:p>03/22/18</text:p>
          </table:table-cell>
          <table:table-cell office:value-type="date" office:date-value="2018-03-23T00:00:00" table:style-name="ce11">
            <text:p>03/23/18</text:p>
          </table:table-cell>
          <table:table-cell office:value-type="date" office:date-value="2018-03-24T00:00:00" table:style-name="ce11">
            <text:p>03/24/18</text:p>
          </table:table-cell>
          <table:table-cell office:value-type="date" office:date-value="2018-03-25T00:00:00" table:style-name="ce11">
            <text:p>03/25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5">
          <table:table-cell table:style-name="ce4"/>
          <table:table-cell office:value-type="string" table:style-name="ce3">
            <text:p>HOUR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formula="of:=SUM([.C7:.I7])" table:style-name="ce3">
            <text:p>2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8">
            <text:p>03/26/18</text:p>
          </table:table-cell>
          <table:table-cell office:value-type="date" office:date-value="2018-03-27T00:00:00" table:style-name="ce8">
            <text:p>03/27/18</text:p>
          </table:table-cell>
          <table:table-cell office:value-type="date" office:date-value="2018-03-28T00:00:00" table:style-name="ce8">
            <text:p>03/28/18</text:p>
          </table:table-cell>
          <table:table-cell office:value-type="date" office:date-value="2018-03-29T00:00:00" table:style-name="ce8">
            <text:p>03/29/18</text:p>
          </table:table-cell>
          <table:table-cell office:value-type="date" office:date-value="2018-03-30T00:00:00" table:style-name="ce8">
            <text:p>03/30/18</text:p>
          </table:table-cell>
          <table:table-cell office:value-type="date" office:date-value="2018-03-31T00:00:00" table:style-name="ce8">
            <text:p>03/31/18</text:p>
          </table:table-cell>
          <table:table-cell office:value-type="date" office:date-value="2018-04-01T00:00:00" table:style-name="ce8">
            <text:p>04/01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6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formula="of:=SUM([.C10:.I10])" table:style-name="ce2">
            <text:p>3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1">
            <text:p>04/02/18</text:p>
          </table:table-cell>
          <table:table-cell office:value-type="date" office:date-value="2018-04-03T00:00:00" table:style-name="ce11">
            <text:p>04/03/18</text:p>
          </table:table-cell>
          <table:table-cell office:value-type="date" office:date-value="2018-04-04T00:00:00" table:style-name="ce11">
            <text:p>04/04/18</text:p>
          </table:table-cell>
          <table:table-cell office:value-type="date" office:date-value="2018-04-05T00:00:00" table:style-name="ce11">
            <text:p>04/05/18</text:p>
          </table:table-cell>
          <table:table-cell office:value-type="date" office:date-value="2018-04-06T00:00:00" table:style-name="ce11">
            <text:p>04/06/18</text:p>
          </table:table-cell>
          <table:table-cell office:value-type="date" office:date-value="2018-04-07T00:00:00" table:style-name="ce11">
            <text:p>04/07/18</text:p>
          </table:table-cell>
          <table:table-cell office:value-type="date" office:date-value="2018-04-08T00:00:00" table:style-name="ce11">
            <text:p>04/08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13"/>
          <table:table-cell office:value-type="float" office:value="0" table:formula="of:=SUM([.C13:.I13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14"/>
          <table:table-cell office:value-type="date" office:date-value="2018-04-09T00:00:00" table:style-name="ce8">
            <text:p>04/09/18</text:p>
          </table:table-cell>
          <table:table-cell office:value-type="date" office:date-value="2018-04-10T00:00:00" table:style-name="ce8">
            <text:p>04/10/18</text:p>
          </table:table-cell>
          <table:table-cell office:value-type="date" office:date-value="2018-04-11T00:00:00" table:style-name="ce8">
            <text:p>04/11/18</text:p>
          </table:table-cell>
          <table:table-cell office:value-type="date" office:date-value="2018-04-12T00:00:00" table:style-name="ce8">
            <text:p>04/12/18</text:p>
          </table:table-cell>
          <table:table-cell office:value-type="date" office:date-value="2018-04-13T00:00:00" table:style-name="ce8">
            <text:p>04/13/18</text:p>
          </table:table-cell>
          <table:table-cell office:value-type="date" office:date-value="2018-04-14T00:00:00" table:style-name="ce8">
            <text:p>04/14/18</text:p>
          </table:table-cell>
          <table:table-cell office:value-type="date" office:date-value="2018-04-15T00:00:00" table:style-name="ce8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16:.I16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1">
            <text:p>04/16/18</text:p>
          </table:table-cell>
          <table:table-cell office:value-type="date" office:date-value="2018-04-17T00:00:00" table:style-name="ce11">
            <text:p>04/17/18</text:p>
          </table:table-cell>
          <table:table-cell office:value-type="date" office:date-value="2018-04-18T00:00:00" table:style-name="ce11">
            <text:p>04/18/18</text:p>
          </table:table-cell>
          <table:table-cell office:value-type="date" office:date-value="2018-04-19T00:00:00" table:style-name="ce11">
            <text:p>04/19/18</text:p>
          </table:table-cell>
          <table:table-cell office:value-type="date" office:date-value="2018-04-20T00:00:00" table:style-name="ce11">
            <text:p>04/20/18</text:p>
          </table:table-cell>
          <table:table-cell office:value-type="date" office:date-value="2018-04-21T00:00:00" table:style-name="ce11">
            <text:p>04/21/18</text:p>
          </table:table-cell>
          <table:table-cell office:value-type="date" office:date-value="2018-04-22T00:00:00" table:style-name="ce11">
            <text:p>04/22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9:.I19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8">
            <text:p>04/23/18</text:p>
          </table:table-cell>
          <table:table-cell office:value-type="date" office:date-value="2018-04-24T00:00:00" table:style-name="ce8">
            <text:p>04/24/18</text:p>
          </table:table-cell>
          <table:table-cell office:value-type="date" office:date-value="2018-04-25T00:00:00" table:style-name="ce8">
            <text:p>04/25/18</text:p>
          </table:table-cell>
          <table:table-cell office:value-type="date" office:date-value="2018-04-26T00:00:00" table:style-name="ce8">
            <text:p>04/26/18</text:p>
          </table:table-cell>
          <table:table-cell office:value-type="date" office:date-value="2018-04-27T00:00:00" table:style-name="ce8">
            <text:p>04/27/18</text:p>
          </table:table-cell>
          <table:table-cell office:value-type="date" office:date-value="2018-04-28T00:00:00" table:style-name="ce8">
            <text:p>04/28/18</text:p>
          </table:table-cell>
          <table:table-cell office:value-type="date" office:date-value="2018-04-29T00:00:00" table:style-name="ce8">
            <text:p>04/29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22:.I22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1">
            <text:p>04/30/18</text:p>
          </table:table-cell>
          <table:table-cell office:value-type="date" office:date-value="2018-05-01T00:00:00" table:style-name="ce11">
            <text:p>05/01/18</text:p>
          </table:table-cell>
          <table:table-cell office:value-type="date" office:date-value="2018-05-02T00:00:00" table:style-name="ce11">
            <text:p>05/02/18</text:p>
          </table:table-cell>
          <table:table-cell office:value-type="date" office:date-value="2018-05-03T00:00:00" table:style-name="ce11">
            <text:p>05/03/18</text:p>
          </table:table-cell>
          <table:table-cell office:value-type="date" office:date-value="2018-05-04T00:00:00" table:style-name="ce11">
            <text:p>05/04/18</text:p>
          </table:table-cell>
          <table:table-cell office:value-type="date" office:date-value="2018-05-05T00:00:00" table:style-name="ce11">
            <text:p>05/05/18</text:p>
          </table:table-cell>
          <table:table-cell office:value-type="date" office:date-value="2018-05-06T00:00:00" table:style-name="ce11">
            <text:p>05/06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25:.I25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8">
            <text:p>05/07/18</text:p>
          </table:table-cell>
          <table:table-cell office:value-type="date" office:date-value="2018-05-08T00:00:00" table:style-name="ce8">
            <text:p>05/08/18</text:p>
          </table:table-cell>
          <table:table-cell office:value-type="date" office:date-value="2018-05-09T00:00:00" table:style-name="ce8">
            <text:p>05/09/18</text:p>
          </table:table-cell>
          <table:table-cell office:value-type="date" office:date-value="2018-05-10T00:00:00" table:style-name="ce8">
            <text:p>05/10/18</text:p>
          </table:table-cell>
          <table:table-cell office:value-type="date" office:date-value="2018-05-11T00:00:00" table:style-name="ce8">
            <text:p>05/11/18</text:p>
          </table:table-cell>
          <table:table-cell office:value-type="date" office:date-value="2018-05-12T00:00:00" table:style-name="ce8">
            <text:p>05/12/18</text:p>
          </table:table-cell>
          <table:table-cell office:value-type="date" office:date-value="2018-05-13T00:00:00" table:style-name="ce8">
            <text:p>05/13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28:.I28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1">
            <text:p>05/14/18</text:p>
          </table:table-cell>
          <table:table-cell office:value-type="date" office:date-value="2018-05-15T00:00:00" table:style-name="ce11">
            <text:p>05/15/18</text:p>
          </table:table-cell>
          <table:table-cell office:value-type="date" office:date-value="2018-05-16T00:00:00" table:style-name="ce11">
            <text:p>05/16/18</text:p>
          </table:table-cell>
          <table:table-cell office:value-type="date" office:date-value="2018-05-17T00:00:00" table:style-name="ce11">
            <text:p>05/17/18</text:p>
          </table:table-cell>
          <table:table-cell office:value-type="date" office:date-value="2018-05-18T00:00:00" table:style-name="ce11">
            <text:p>05/18/18</text:p>
          </table:table-cell>
          <table:table-cell office:value-type="date" office:date-value="2018-05-19T00:00:00" table:style-name="ce11">
            <text:p>05/19/18</text:p>
          </table:table-cell>
          <table:table-cell office:value-type="date" office:date-value="2018-05-20T00:00:00" table:style-name="ce11">
            <text:p>05/20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21T00:00:00" table:style-name="ce8">
            <text:p>05/21/18</text:p>
          </table:table-cell>
          <table:table-cell office:value-type="date" office:date-value="2018-05-22T00:00:00" table:style-name="ce8">
            <text:p>05/22/18</text:p>
          </table:table-cell>
          <table:table-cell office:value-type="date" office:date-value="2018-05-23T00:00:00" table:style-name="ce8">
            <text:p>05/23/18</text:p>
          </table:table-cell>
          <table:table-cell office:value-type="date" office:date-value="2018-05-24T00:00:00" table:style-name="ce8">
            <text:p>05/24/18</text:p>
          </table:table-cell>
          <table:table-cell office:value-type="date" office:date-value="2018-05-25T00:00:00" table:style-name="ce8">
            <text:p>05/25/18</text:p>
          </table:table-cell>
          <table:table-cell office:value-type="date" office:date-value="2018-05-26T00:00:00" table:style-name="ce8">
            <text:p>05/26/18</text:p>
          </table:table-cell>
          <table:table-cell office:value-type="date" office:date-value="2018-05-27T00:00:00" table:style-name="ce8">
            <text:p>05/27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34:.I34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28T00:00:00" table:style-name="ce11">
            <text:p>05/28/18</text:p>
          </table:table-cell>
          <table:table-cell office:value-type="date" office:date-value="2018-05-29T00:00:00" table:style-name="ce11">
            <text:p>05/29/18</text:p>
          </table:table-cell>
          <table:table-cell office:value-type="date" office:date-value="2018-05-30T00:00:00" table:style-name="ce11">
            <text:p>05/30/18</text:p>
          </table:table-cell>
          <table:table-cell office:value-type="date" office:date-value="2018-05-31T00:00:00" table:style-name="ce11">
            <text:p>05/31/18</text:p>
          </table:table-cell>
          <table:table-cell office:value-type="date" office:date-value="2018-06-01T00:00:00" table:style-name="ce11">
            <text:p>06/01/18</text:p>
          </table:table-cell>
          <table:table-cell office:value-type="date" office:date-value="2018-06-02T00:00:00" table:style-name="ce11">
            <text:p>06/02/18</text:p>
          </table:table-cell>
          <table:table-cell office:value-type="date" office:date-value="2018-06-03T00:00:00" table:style-name="ce11">
            <text:p>06/03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7:.I37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6-04T00:00:00" table:style-name="ce8">
            <text:p>06/04/18</text:p>
          </table:table-cell>
          <table:table-cell office:value-type="date" office:date-value="2018-06-05T00:00:00" table:style-name="ce8">
            <text:p>06/05/18</text:p>
          </table:table-cell>
          <table:table-cell office:value-type="date" office:date-value="2018-06-06T00:00:00" table:style-name="ce8">
            <text:p>06/06/18</text:p>
          </table:table-cell>
          <table:table-cell office:value-type="date" office:date-value="2018-06-07T00:00:00" table:style-name="ce8">
            <text:p>06/07/18</text:p>
          </table:table-cell>
          <table:table-cell office:value-type="date" office:date-value="2018-06-08T00:00:00" table:style-name="ce8">
            <text:p>06/08/18</text:p>
          </table:table-cell>
          <table:table-cell office:value-type="date" office:date-value="2018-06-09T00:00:00" table:style-name="ce8">
            <text:p>06/09/18</text:p>
          </table:table-cell>
          <table:table-cell office:value-type="date" office:date-value="2018-06-10T00:00:00" table:style-name="ce8">
            <text:p>06/10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40:.I40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6-11T00:00:00" table:style-name="ce11">
            <text:p>06/11/18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4</text:p>
          </table:table-cell>
          <table:table-cell office:value-type="string" table:style-name="ce11">
            <text:p>MONDAY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6"/>
          <table:table-cell table:number-columns-repeated="7" table:style-name="ce4"/>
          <table:table-cell table:number-columns-repeated="16374"/>
        </table:table-row>
        <table:table-row table:number-rows-repeated="1048533" table:style-name="ro2">
          <table:table-cell table:number-columns-repeated="16384"/>
        </table:table-row>
      </table:table>
      <table:table table:name="Alex_Darwin" table:style-name="ta1">
        <table:table-column table:style-name="co11" table:default-cell-style-name="ce1"/>
        <table:table-column table:style-name="co5" table:number-columns-repeated="3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ALEX DARWI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8">
            <text:p>03/12/18</text:p>
          </table:table-cell>
          <table:table-cell office:value-type="date" office:date-value="2018-03-13T00:00:00" table:style-name="ce8">
            <text:p>03/13/18</text:p>
          </table:table-cell>
          <table:table-cell office:value-type="date" office:date-value="2018-03-14T00:00:00" table:style-name="ce8">
            <text:p>03/14/18</text:p>
          </table:table-cell>
          <table:table-cell office:value-type="date" office:date-value="2018-03-15T00:00:00" table:style-name="ce8">
            <text:p>03/15/18</text:p>
          </table:table-cell>
          <table:table-cell office:value-type="date" office:date-value="2018-03-16T00:00:00" table:style-name="ce8">
            <text:p>03/16/18</text:p>
          </table:table-cell>
          <table:table-cell office:value-type="date" office:date-value="2018-03-17T00:00:00" table:style-name="ce8">
            <text:p>03/17/18</text:p>
          </table:table-cell>
          <table:table-cell office:value-type="date" office:date-value="2018-03-18T00:00:00" table:style-name="ce8">
            <text:p>03/18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formula="of:=SUM([.C4:.I4])" table:style-name="ce2">
            <text:p>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1">
            <text:p>03/19/18</text:p>
          </table:table-cell>
          <table:table-cell office:value-type="date" office:date-value="2018-03-20T00:00:00" table:style-name="ce11">
            <text:p>03/20/18</text:p>
          </table:table-cell>
          <table:table-cell office:value-type="date" office:date-value="2018-03-21T00:00:00" table:style-name="ce11">
            <text:p>03/21/18</text:p>
          </table:table-cell>
          <table:table-cell office:value-type="date" office:date-value="2018-03-22T00:00:00" table:style-name="ce11">
            <text:p>03/22/18</text:p>
          </table:table-cell>
          <table:table-cell office:value-type="date" office:date-value="2018-03-23T00:00:00" table:style-name="ce11">
            <text:p>03/23/18</text:p>
          </table:table-cell>
          <table:table-cell office:value-type="date" office:date-value="2018-03-24T00:00:00" table:style-name="ce11">
            <text:p>03/24/18</text:p>
          </table:table-cell>
          <table:table-cell office:value-type="date" office:date-value="2018-03-25T00:00:00" table:style-name="ce11">
            <text:p>03/25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formula="of:=SUM([.C7:.I7])" table:style-name="ce3">
            <text:p>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8">
            <text:p>03/26/18</text:p>
          </table:table-cell>
          <table:table-cell office:value-type="date" office:date-value="2018-03-27T00:00:00" table:style-name="ce8">
            <text:p>03/27/18</text:p>
          </table:table-cell>
          <table:table-cell office:value-type="date" office:date-value="2018-03-28T00:00:00" table:style-name="ce8">
            <text:p>03/28/18</text:p>
          </table:table-cell>
          <table:table-cell office:value-type="date" office:date-value="2018-03-29T00:00:00" table:style-name="ce8">
            <text:p>03/29/18</text:p>
          </table:table-cell>
          <table:table-cell office:value-type="date" office:date-value="2018-03-30T00:00:00" table:style-name="ce8">
            <text:p>03/30/18</text:p>
          </table:table-cell>
          <table:table-cell office:value-type="date" office:date-value="2018-03-31T00:00:00" table:style-name="ce8">
            <text:p>03/31/18</text:p>
          </table:table-cell>
          <table:table-cell office:value-type="date" office:date-value="2018-04-01T00:00:00" table:style-name="ce8">
            <text:p>04/01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formula="of:=SUM([.C10:.I10])" table:style-name="ce2">
            <text:p>4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1">
            <text:p>04/02/18</text:p>
          </table:table-cell>
          <table:table-cell office:value-type="date" office:date-value="2018-04-03T00:00:00" table:style-name="ce11">
            <text:p>04/03/18</text:p>
          </table:table-cell>
          <table:table-cell office:value-type="date" office:date-value="2018-04-04T00:00:00" table:style-name="ce11">
            <text:p>04/04/18</text:p>
          </table:table-cell>
          <table:table-cell office:value-type="date" office:date-value="2018-04-05T00:00:00" table:style-name="ce11">
            <text:p>04/05/18</text:p>
          </table:table-cell>
          <table:table-cell office:value-type="date" office:date-value="2018-04-06T00:00:00" table:style-name="ce11">
            <text:p>04/06/18</text:p>
          </table:table-cell>
          <table:table-cell office:value-type="date" office:date-value="2018-04-07T00:00:00" table:style-name="ce11">
            <text:p>04/07/18</text:p>
          </table:table-cell>
          <table:table-cell office:value-type="date" office:date-value="2018-04-08T00:00:00" table:style-name="ce11">
            <text:p>04/08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13"/>
          <table:table-cell office:value-type="float" office:value="0" table:formula="of:=SUM([.C13:.I13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14"/>
          <table:table-cell office:value-type="date" office:date-value="2018-04-09T00:00:00" table:style-name="ce8">
            <text:p>04/09/18</text:p>
          </table:table-cell>
          <table:table-cell office:value-type="date" office:date-value="2018-04-10T00:00:00" table:style-name="ce8">
            <text:p>04/10/18</text:p>
          </table:table-cell>
          <table:table-cell office:value-type="date" office:date-value="2018-04-11T00:00:00" table:style-name="ce8">
            <text:p>04/11/18</text:p>
          </table:table-cell>
          <table:table-cell office:value-type="date" office:date-value="2018-04-12T00:00:00" table:style-name="ce8">
            <text:p>04/12/18</text:p>
          </table:table-cell>
          <table:table-cell office:value-type="date" office:date-value="2018-04-13T00:00:00" table:style-name="ce8">
            <text:p>04/13/18</text:p>
          </table:table-cell>
          <table:table-cell office:value-type="date" office:date-value="2018-04-14T00:00:00" table:style-name="ce8">
            <text:p>04/14/18</text:p>
          </table:table-cell>
          <table:table-cell office:value-type="date" office:date-value="2018-04-15T00:00:00" table:style-name="ce8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16:.I16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1">
            <text:p>04/16/18</text:p>
          </table:table-cell>
          <table:table-cell office:value-type="date" office:date-value="2018-04-17T00:00:00" table:style-name="ce11">
            <text:p>04/17/18</text:p>
          </table:table-cell>
          <table:table-cell office:value-type="date" office:date-value="2018-04-18T00:00:00" table:style-name="ce11">
            <text:p>04/18/18</text:p>
          </table:table-cell>
          <table:table-cell office:value-type="date" office:date-value="2018-04-19T00:00:00" table:style-name="ce11">
            <text:p>04/19/18</text:p>
          </table:table-cell>
          <table:table-cell office:value-type="date" office:date-value="2018-04-20T00:00:00" table:style-name="ce11">
            <text:p>04/20/18</text:p>
          </table:table-cell>
          <table:table-cell office:value-type="date" office:date-value="2018-04-21T00:00:00" table:style-name="ce11">
            <text:p>04/21/18</text:p>
          </table:table-cell>
          <table:table-cell office:value-type="date" office:date-value="2018-04-22T00:00:00" table:style-name="ce11">
            <text:p>04/22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19:.I19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8">
            <text:p>04/23/18</text:p>
          </table:table-cell>
          <table:table-cell office:value-type="date" office:date-value="2018-04-24T00:00:00" table:style-name="ce8">
            <text:p>04/24/18</text:p>
          </table:table-cell>
          <table:table-cell office:value-type="date" office:date-value="2018-04-25T00:00:00" table:style-name="ce8">
            <text:p>04/25/18</text:p>
          </table:table-cell>
          <table:table-cell office:value-type="date" office:date-value="2018-04-26T00:00:00" table:style-name="ce8">
            <text:p>04/26/18</text:p>
          </table:table-cell>
          <table:table-cell office:value-type="date" office:date-value="2018-04-27T00:00:00" table:style-name="ce8">
            <text:p>04/27/18</text:p>
          </table:table-cell>
          <table:table-cell office:value-type="date" office:date-value="2018-04-28T00:00:00" table:style-name="ce8">
            <text:p>04/28/18</text:p>
          </table:table-cell>
          <table:table-cell office:value-type="date" office:date-value="2018-04-29T00:00:00" table:style-name="ce8">
            <text:p>04/29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22:.I22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1">
            <text:p>04/30/18</text:p>
          </table:table-cell>
          <table:table-cell office:value-type="date" office:date-value="2018-05-01T00:00:00" table:style-name="ce11">
            <text:p>05/01/18</text:p>
          </table:table-cell>
          <table:table-cell office:value-type="date" office:date-value="2018-05-02T00:00:00" table:style-name="ce11">
            <text:p>05/02/18</text:p>
          </table:table-cell>
          <table:table-cell office:value-type="date" office:date-value="2018-05-03T00:00:00" table:style-name="ce11">
            <text:p>05/03/18</text:p>
          </table:table-cell>
          <table:table-cell office:value-type="date" office:date-value="2018-05-04T00:00:00" table:style-name="ce11">
            <text:p>05/04/18</text:p>
          </table:table-cell>
          <table:table-cell office:value-type="date" office:date-value="2018-05-05T00:00:00" table:style-name="ce11">
            <text:p>05/05/18</text:p>
          </table:table-cell>
          <table:table-cell office:value-type="date" office:date-value="2018-05-06T00:00:00" table:style-name="ce11">
            <text:p>05/06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25:.I25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8">
            <text:p>05/07/18</text:p>
          </table:table-cell>
          <table:table-cell office:value-type="date" office:date-value="2018-05-08T00:00:00" table:style-name="ce8">
            <text:p>05/08/18</text:p>
          </table:table-cell>
          <table:table-cell office:value-type="date" office:date-value="2018-05-09T00:00:00" table:style-name="ce8">
            <text:p>05/09/18</text:p>
          </table:table-cell>
          <table:table-cell office:value-type="date" office:date-value="2018-05-10T00:00:00" table:style-name="ce8">
            <text:p>05/10/18</text:p>
          </table:table-cell>
          <table:table-cell office:value-type="date" office:date-value="2018-05-11T00:00:00" table:style-name="ce8">
            <text:p>05/11/18</text:p>
          </table:table-cell>
          <table:table-cell office:value-type="date" office:date-value="2018-05-12T00:00:00" table:style-name="ce8">
            <text:p>05/12/18</text:p>
          </table:table-cell>
          <table:table-cell office:value-type="date" office:date-value="2018-05-13T00:00:00" table:style-name="ce8">
            <text:p>05/13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28:.I28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1">
            <text:p>05/14/18</text:p>
          </table:table-cell>
          <table:table-cell office:value-type="date" office:date-value="2018-05-15T00:00:00" table:style-name="ce11">
            <text:p>05/15/18</text:p>
          </table:table-cell>
          <table:table-cell office:value-type="date" office:date-value="2018-05-16T00:00:00" table:style-name="ce11">
            <text:p>05/16/18</text:p>
          </table:table-cell>
          <table:table-cell office:value-type="date" office:date-value="2018-05-17T00:00:00" table:style-name="ce11">
            <text:p>05/17/18</text:p>
          </table:table-cell>
          <table:table-cell office:value-type="date" office:date-value="2018-05-18T00:00:00" table:style-name="ce11">
            <text:p>05/18/18</text:p>
          </table:table-cell>
          <table:table-cell office:value-type="date" office:date-value="2018-05-19T00:00:00" table:style-name="ce11">
            <text:p>05/19/18</text:p>
          </table:table-cell>
          <table:table-cell office:value-type="date" office:date-value="2018-05-20T00:00:00" table:style-name="ce11">
            <text:p>05/20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21T00:00:00" table:style-name="ce8">
            <text:p>05/21/18</text:p>
          </table:table-cell>
          <table:table-cell office:value-type="date" office:date-value="2018-05-22T00:00:00" table:style-name="ce8">
            <text:p>05/22/18</text:p>
          </table:table-cell>
          <table:table-cell office:value-type="date" office:date-value="2018-05-23T00:00:00" table:style-name="ce8">
            <text:p>05/23/18</text:p>
          </table:table-cell>
          <table:table-cell office:value-type="date" office:date-value="2018-05-24T00:00:00" table:style-name="ce8">
            <text:p>05/24/18</text:p>
          </table:table-cell>
          <table:table-cell office:value-type="date" office:date-value="2018-05-25T00:00:00" table:style-name="ce8">
            <text:p>05/25/18</text:p>
          </table:table-cell>
          <table:table-cell office:value-type="date" office:date-value="2018-05-26T00:00:00" table:style-name="ce8">
            <text:p>05/26/18</text:p>
          </table:table-cell>
          <table:table-cell office:value-type="date" office:date-value="2018-05-27T00:00:00" table:style-name="ce8">
            <text:p>05/27/18</text:p>
          </table:table-cell>
          <table:table-cell table:style-name="ce9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1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34:.I34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28T00:00:00" table:style-name="ce11">
            <text:p>05/28/18</text:p>
          </table:table-cell>
          <table:table-cell office:value-type="date" office:date-value="2018-05-29T00:00:00" table:style-name="ce11">
            <text:p>05/29/18</text:p>
          </table:table-cell>
          <table:table-cell office:value-type="date" office:date-value="2018-05-30T00:00:00" table:style-name="ce11">
            <text:p>05/30/18</text:p>
          </table:table-cell>
          <table:table-cell office:value-type="date" office:date-value="2018-05-31T00:00:00" table:style-name="ce11">
            <text:p>05/31/18</text:p>
          </table:table-cell>
          <table:table-cell office:value-type="date" office:date-value="2018-06-01T00:00:00" table:style-name="ce11">
            <text:p>06/01/18</text:p>
          </table:table-cell>
          <table:table-cell office:value-type="date" office:date-value="2018-06-02T00:00:00" table:style-name="ce11">
            <text:p>06/02/18</text:p>
          </table:table-cell>
          <table:table-cell office:value-type="date" office:date-value="2018-06-03T00:00:00" table:style-name="ce11">
            <text:p>06/03/18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2</text:p>
          </table:table-cell>
          <table:table-cell office:value-type="string" table:style-name="ce11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7:.I37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6-04T00:00:00" table:style-name="ce8">
            <text:p>06/04/18</text:p>
          </table:table-cell>
          <table:table-cell office:value-type="date" office:date-value="2018-06-05T00:00:00" table:style-name="ce8">
            <text:p>06/05/18</text:p>
          </table:table-cell>
          <table:table-cell office:value-type="date" office:date-value="2018-06-06T00:00:00" table:style-name="ce8">
            <text:p>06/06/18</text:p>
          </table:table-cell>
          <table:table-cell office:value-type="date" office:date-value="2018-06-07T00:00:00" table:style-name="ce8">
            <text:p>06/07/18</text:p>
          </table:table-cell>
          <table:table-cell office:value-type="date" office:date-value="2018-06-08T00:00:00" table:style-name="ce8">
            <text:p>06/08/18</text:p>
          </table:table-cell>
          <table:table-cell office:value-type="date" office:date-value="2018-06-09T00:00:00" table:style-name="ce8">
            <text:p>06/09/18</text:p>
          </table:table-cell>
          <table:table-cell office:value-type="date" office:date-value="2018-06-10T00:00:00" table:style-name="ce8">
            <text:p>06/10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3</text:p>
          </table:table-cell>
          <table:table-cell office:value-type="string" table:style-name="ce8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table:number-columns-repeated="7" table:style-name="ce14"/>
          <table:table-cell office:value-type="float" office:value="0" table:formula="of:=SUM([.C40:.I40])" table:style-name="ce2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6-11T00:00:00" table:style-name="ce11">
            <text:p>06/11/18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4</text:p>
          </table:table-cell>
          <table:table-cell office:value-type="string" table:style-name="ce11">
            <text:p>MONDAY</text:p>
          </table:table-cell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6"/>
          <table:table-cell table:number-columns-repeated="7" table:style-name="ce4"/>
          <table:table-cell table:number-columns-repeated="16374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tudent</dc:creator>
    <meta:creation-date>2009-04-16T11:32:48Z</meta:creation-date>
    <dc:date>2018-04-05T19:11:29Z</dc:date>
    <meta:editing-cycles>5</meta:editing-cycles>
    <meta:editing-duration>PT705S</meta:editing-duration>
    <meta:user-defined meta:name="Info 1"/>
    <meta:user-defined meta:name="Info 2"/>
    <meta:user-defined meta:name="Info 3"/>
    <meta:user-defined meta:name="Info 4"/>
  </office:meta>
</office:document-meta>
</file>